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46396243" text:style-name="L1">
        <text:list-item>
          <text:p text:style-name="P1">CPU time with n 10000000, nsteps 500 and 2 threads = 9.66259 seconds</text:p>
        </text:list-item>
        <text:list-item>
          <text:p text:style-name="P1">CPU time with n 10000000, nsteps 1000 and 2 threads = 23.3947 seconds</text:p>
        </text:list-item>
        <text:list-item>
          <text:p text:style-name="P1">CPU time with n 10000000, nsteps 1500 and 2 threads = 36.7103 seconds</text:p>
        </text:list-item>
        <text:list-item>
          <text:p text:style-name="P1">CPU time with n 10000000, nsteps 2000 and 2 threads = 43.4091 seconds</text:p>
        </text:list-item>
        <text:list-item>
          <text:p text:style-name="P1">CPU time with n 10000000, nsteps 2500 and 2 threads = 57.2201 seconds</text:p>
        </text:list-item>
        <text:list-item>
          <text:p text:style-name="P1">CPU time with n 10000000, nsteps 3000 and 2 threads = 75.1718 seconds</text:p>
        </text:list-item>
        <text:list-item>
          <text:p text:style-name="P1">CPU time with n 10000000, nsteps 3500 and 2 threads = 82.0862 seconds</text:p>
        </text:list-item>
        <text:list-item>
          <text:p text:style-name="P1">CPU time with n 10000000, nsteps 4000 and 2 threads = 100.332 seconds</text:p>
        </text:list-item>
        <text:list-item>
          <text:p text:style-name="P1">CPU time with n 10000000, nsteps 500 and 4 threads = 8.82015 seconds</text:p>
        </text:list-item>
        <text:list-item>
          <text:p text:style-name="P1">CPU time with n 10000000, nsteps 1000 and 4 threads = 25.4449 seconds</text:p>
        </text:list-item>
        <text:list-item>
          <text:p text:style-name="P1">CPU time with n 10000000, nsteps 1500 and 4 threads = 38.9539 seconds</text:p>
        </text:list-item>
        <text:list-item>
          <text:p text:style-name="P1">CPU time with n 10000000, nsteps 2000 and 4 threads = 50.1447 seconds</text:p>
        </text:list-item>
        <text:list-item>
          <text:p text:style-name="P1">CPU time with n 10000000, nsteps 2500 and 4 threads = 62.3391 seconds</text:p>
        </text:list-item>
        <text:list-item>
          <text:p text:style-name="P1">CPU time with n 10000000, nsteps 3000 and 4 threads = 71.2314 seconds</text:p>
        </text:list-item>
        <text:list-item>
          <text:p text:style-name="P1">CPU time with n 10000000, nsteps 3500 and 4 threads = 80.0808 seconds</text:p>
        </text:list-item>
        <text:list-item>
          <text:p text:style-name="P1">CPU time with n 10000000, nsteps 4000 and 4 threads = 95.9608 seconds</text:p>
        </text:list-item>
        <text:list-item>
          <text:p text:style-name="P1">CPU time with n 10000000, nsteps 500 and 8 threads = 12.4808 seconds</text:p>
        </text:list-item>
        <text:list-item>
          <text:p text:style-name="P1">CPU time with n 10000000, nsteps 1000 and 8 threads = 26.173 seconds</text:p>
        </text:list-item>
        <text:list-item>
          <text:p text:style-name="P1">CPU time with n 10000000, nsteps 1500 and 8 threads = 38.4707 seconds</text:p>
        </text:list-item>
        <text:list-item>
          <text:p text:style-name="P1">CPU time with n 10000000, nsteps 2000 and 8 threads = 54.7201 seconds</text:p>
        </text:list-item>
        <text:list-item>
          <text:p text:style-name="P1">CPU time with n 10000000, nsteps 2500 and 8 threads = 65.8348 seconds</text:p>
        </text:list-item>
        <text:list-item>
          <text:p text:style-name="P1">CPU time with n 10000000, nsteps 3000 and 8 threads = 77.7319 seconds</text:p>
        </text:list-item>
        <text:list-item>
          <text:p text:style-name="P1">CPU time with n 10000000, nsteps 3500 and 8 threads = 91.9739 seconds</text:p>
        </text:list-item>
        <text:list-item>
          <text:p text:style-name="P1">CPU time with n 10000000, nsteps 4000 and 8 threads = 106.333 seconds</text:p>
        </text:list-item>
        <text:list-item>
          <text:p text:style-name="P1">CPU time with n 10000000, nsteps 500 and 16 threads = 12.429 seconds</text:p>
        </text:list-item>
        <text:list-item>
          <text:p text:style-name="P1">CPU time with n 10000000, nsteps 1000 and 16 threads = 26.2874 seconds</text:p>
        </text:list-item>
        <text:list-item>
          <text:p text:style-name="P1">CPU time with n 10000000, nsteps 1500 and 16 threads = 37.7109 seconds</text:p>
        </text:list-item>
        <text:list-item>
          <text:p text:style-name="P1">CPU time with n 10000000, nsteps 2000 and 16 threads = 51.3677 seconds</text:p>
        </text:list-item>
        <text:list-item>
          <text:p text:style-name="P1">CPU time with n 10000000, nsteps 2500 and 16 threads = 65.2747 seconds</text:p>
        </text:list-item>
        <text:list-item>
          <text:p text:style-name="P1">CPU time with n 10000000, nsteps 3000 and 16 threads = 80.2735 seconds</text:p>
        </text:list-item>
        <text:list-item>
          <text:p text:style-name="P1">CPU time with n 10000000, nsteps 3500 and 16 threads = 94.5572 seconds</text:p>
        </text:list-item>
        <text:list-item>
          <text:p text:style-name="P1">CPU time with n 10000000, nsteps 4000 and 16 threads = 104.872 seconds</text:p>
        </text:list-item>
        <text:list-item>
          <text:p text:style-name="P1">CPU time with n 10000000, nsteps 500 and 2 threads = 13.6844 seconds</text:p>
        </text:list-item>
        <text:list-item>
          <text:p text:style-name="P1">CPU time with n 10000000, nsteps 1000 and 2 threads = 25.5351 seconds</text:p>
        </text:list-item>
        <text:list-item>
          <text:p text:style-name="P1">CPU time with n 10000000, nsteps 1500 and 2 threads = 36.3367 seconds</text:p>
        </text:list-item>
        <text:list-item>
          <text:p text:style-name="P1">CPU time with n 10000000, nsteps 2000 and 2 threads = 44.3339 seconds</text:p>
        </text:list-item>
        <text:list-item>
          <text:p text:style-name="P1">CPU time with n 10000000, nsteps 2500 and 2 threads = 58.6822 seconds</text:p>
        </text:list-item>
        <text:list-item>
          <text:p text:style-name="P1">CPU time with n 10000000, nsteps 3000 and 2 threads = 75.8035 seconds</text:p>
        </text:list-item>
        <text:list-item>
          <text:p text:style-name="P1">CPU time with n 10000000, nsteps 3500 and 2 threads = 86.8337 seconds</text:p>
        </text:list-item>
        <text:list-item>
          <text:p text:style-name="P1">CPU time with n 10000000, nsteps 4000 and 2 threads = 92.9599 seconds</text:p>
        </text:list-item>
        <text:list-item>
          <text:p text:style-name="P1">CPU time with n 10000000, nsteps 500 and 4 threads = 8.4604 seconds</text:p>
        </text:list-item>
        <text:list-item>
          <text:p text:style-name="P1">CPU time with n 10000000, nsteps 1000 and 4 threads = 24.1235 seconds</text:p>
        </text:list-item>
        <text:list-item>
          <text:p text:style-name="P1">CPU time with n 10000000, nsteps 1500 and 4 threads = 34.6913 seconds</text:p>
        </text:list-item>
        <text:list-item>
          <text:p text:style-name="P1">CPU time with n 10000000, nsteps 2000 and 4 threads = 51.1059 seconds</text:p>
        </text:list-item>
        <text:list-item>
          <text:p text:style-name="P1">CPU time with n 10000000, nsteps 2500 and 4 threads = 60.7768 seconds</text:p>
        </text:list-item>
        <text:list-item>
          <text:p text:style-name="P1">CPU time with n 10000000, nsteps 3000 and 4 threads = 72.6005 seconds</text:p>
        </text:list-item>
        <text:list-item>
          <text:p text:style-name="P1">CPU time with n 10000000, nsteps 3500 and 4 threads = 85.4224 seconds</text:p>
        </text:list-item>
        <text:list-item>
          <text:p text:style-name="P1">CPU time with n 10000000, nsteps 4000 and 4 threads = 99.9613 seconds</text:p>
        </text:list-item>
        <text:list-item>
          <text:p text:style-name="P1">CPU time with n 10000000, nsteps 500 and 8 threads = 12.708 seconds</text:p>
        </text:list-item>
        <text:list-item>
          <text:p text:style-name="P1">CPU time with n 10000000, nsteps 1000 and 8 threads = 25.486 seconds</text:p>
        </text:list-item>
        <text:list-item>
          <text:p text:style-name="P1">CPU time with n 10000000, nsteps 1500 and 8 threads = 38.5492 seconds</text:p>
        </text:list-item>
        <text:list-item>
          <text:p text:style-name="P1">CPU time with n 10000000, nsteps 2000 and 8 threads = 51.0829 seconds</text:p>
        </text:list-item>
        <text:list-item>
          <text:p text:style-name="P1">CPU time with n 10000000, nsteps 2500 and 8 threads = 65.394 seconds</text:p>
        </text:list-item>
        <text:list-item>
          <text:p text:style-name="P1">CPU time with n 10000000, nsteps 3000 and 8 threads = 79.0564 seconds</text:p>
        </text:list-item>
        <text:list-item>
          <text:p text:style-name="P1">CPU time with n 10000000, nsteps 3500 and 8 threads = 94.3021 seconds</text:p>
        </text:list-item>
        <text:list-item>
          <text:p text:style-name="P1">CPU time with n 10000000, nsteps 4000 and 8 threads = 106.466 seconds</text:p>
        </text:list-item>
        <text:list-item>
          <text:p text:style-name="P1">CPU time with n 10000000, nsteps 500 and 16 threads = 12.3442 seconds</text:p>
        </text:list-item>
        <text:list-item>
          <text:p text:style-name="P1">CPU time with n 10000000, nsteps 1000 and 16 threads = 26.8153 seconds</text:p>
        </text:list-item>
        <text:list-item>
          <text:p text:style-name="P1">CPU time with n 10000000, nsteps 1500 and 16 threads = 37.3616 seconds</text:p>
        </text:list-item>
        <text:list-item>
          <text:p text:style-name="P1"><text:soft-page-break/>CPU time with n 10000000, nsteps 2000 and 16 threads = 53.9143 seconds</text:p>
        </text:list-item>
        <text:list-item>
          <text:p text:style-name="P1">CPU time with n 10000000, nsteps 2500 and 16 threads = 70.8096 seconds</text:p>
        </text:list-item>
        <text:list-item>
          <text:p text:style-name="P1">CPU time with n 10000000, nsteps 3000 and 16 threads = 78.9962 seconds</text:p>
        </text:list-item>
        <text:list-item>
          <text:p text:style-name="P1">CPU time with n 10000000, nsteps 3500 and 16 threads = 90.2317 seconds</text:p>
        </text:list-item>
        <text:list-item>
          <text:p text:style-name="P1">CPU time with n 10000000, nsteps 4000 and 16 threads = 108.164 seconds</text:p>
        </text:list-item>
        <text:list-item>
          <text:p text:style-name="P1">CPU time with n 10000000, nsteps 500 and 2 threads = 13.3543 seconds</text:p>
        </text:list-item>
        <text:list-item>
          <text:p text:style-name="P1">CPU time with n 10000000, nsteps 1000 and 2 threads = 26.0414 seconds</text:p>
        </text:list-item>
        <text:list-item>
          <text:p text:style-name="P1">CPU time with n 10000000, nsteps 1500 and 2 threads = 32.5543 seconds</text:p>
        </text:list-item>
        <text:list-item>
          <text:p text:style-name="P1">CPU time with n 10000000, nsteps 2000 and 2 threads = 43.7025 seconds</text:p>
        </text:list-item>
        <text:list-item>
          <text:p text:style-name="P1">CPU time with n 10000000, nsteps 2500 and 2 threads = 60.7218 seconds</text:p>
        </text:list-item>
        <text:list-item>
          <text:p text:style-name="P1">CPU time with n 10000000, nsteps 3000 and 2 threads = 73.2168 seconds</text:p>
        </text:list-item>
        <text:list-item>
          <text:p text:style-name="P1">CPU time with n 10000000, nsteps 3500 and 2 threads = 81.3538 seconds</text:p>
        </text:list-item>
        <text:list-item>
          <text:p text:style-name="P1">CPU time with n 10000000, nsteps 4000 and 2 threads = 93.8826 seconds</text:p>
        </text:list-item>
        <text:list-item>
          <text:p text:style-name="P1">CPU time with n 10000000, nsteps 500 and 4 threads = 11.2395 seconds</text:p>
        </text:list-item>
        <text:list-item>
          <text:p text:style-name="P1">CPU time with n 10000000, nsteps 1000 and 4 threads = 24.5276 seconds</text:p>
        </text:list-item>
        <text:list-item>
          <text:p text:style-name="P1">CPU time with n 10000000, nsteps 1500 and 4 threads = 37.5965 seconds</text:p>
        </text:list-item>
        <text:list-item>
          <text:p text:style-name="P1">CPU time with n 10000000, nsteps 2000 and 4 threads = 46.4005 seconds</text:p>
        </text:list-item>
        <text:list-item>
          <text:p text:style-name="P1">CPU time with n 10000000, nsteps 2500 and 4 threads = 58.3267 seconds</text:p>
        </text:list-item>
        <text:list-item>
          <text:p text:style-name="P1">CPU time with n 10000000, nsteps 3000 and 4 threads = 75.6353 seconds</text:p>
        </text:list-item>
        <text:list-item>
          <text:p text:style-name="P1">CPU time with n 10000000, nsteps 3500 and 4 threads = 83.2209 seconds</text:p>
        </text:list-item>
        <text:list-item>
          <text:p text:style-name="P1">CPU time with n 10000000, nsteps 4000 and 4 threads = 100.469 seconds</text:p>
        </text:list-item>
        <text:list-item>
          <text:p text:style-name="P1">CPU time with n 10000000, nsteps 500 and 8 threads = 12.7019 seconds</text:p>
        </text:list-item>
        <text:list-item>
          <text:p text:style-name="P1">CPU time with n 10000000, nsteps 1000 and 8 threads = 25.2109 seconds</text:p>
        </text:list-item>
        <text:list-item>
          <text:p text:style-name="P1">CPU time with n 10000000, nsteps 1500 and 8 threads = 38.5112 seconds</text:p>
        </text:list-item>
        <text:list-item>
          <text:p text:style-name="P1">CPU time with n 10000000, nsteps 2000 and 8 threads = 53.8788 seconds</text:p>
        </text:list-item>
        <text:list-item>
          <text:p text:style-name="P1">CPU time with n 10000000, nsteps 2500 and 8 threads = 65.0643 seconds</text:p>
        </text:list-item>
        <text:list-item>
          <text:p text:style-name="P1">CPU time with n 10000000, nsteps 3000 and 8 threads = 80.71 seconds</text:p>
        </text:list-item>
        <text:list-item>
          <text:p text:style-name="P1">CPU time with n 10000000, nsteps 3500 and 8 threads = 94.773 seconds</text:p>
        </text:list-item>
        <text:list-item>
          <text:p text:style-name="P1">CPU time with n 10000000, nsteps 4000 and 8 threads = 107.172 seconds</text:p>
        </text:list-item>
        <text:list-item>
          <text:p text:style-name="P1">CPU time with n 10000000, nsteps 500 and 16 threads = 13.0334 seconds</text:p>
        </text:list-item>
        <text:list-item>
          <text:p text:style-name="P1">CPU time with n 10000000, nsteps 1000 and 16 threads = 26.2551 seconds</text:p>
        </text:list-item>
        <text:list-item>
          <text:p text:style-name="P1">CPU time with n 10000000, nsteps 1500 and 16 threads = 40.7158 seconds</text:p>
        </text:list-item>
        <text:list-item>
          <text:p text:style-name="P1">CPU time with n 10000000, nsteps 2000 and 16 threads = 53.5194 seconds</text:p>
        </text:list-item>
        <text:list-item>
          <text:p text:style-name="P1">CPU time with n 10000000, nsteps 2500 and 16 threads = 63.9128 seconds</text:p>
        </text:list-item>
        <text:list-item>
          <text:p text:style-name="P1">CPU time with n 10000000, nsteps 3000 and 16 threads = 77.561 seconds</text:p>
        </text:list-item>
        <text:list-item>
          <text:p text:style-name="P1">CPU time with n 10000000, nsteps 3500 and 16 threads = 91.2674 seconds</text:p>
        </text:list-item>
        <text:list-item>
          <text:p text:style-name="P1">CPU time with n 10000000, nsteps 4000 and 16 threads = 103.829 seconds</text:p>
        </text:list-item>
        <text:list-item>
          <text:p text:style-name="P1">CPU time with n 10000000, nsteps 500 and 2 threads = 14.3843 seconds</text:p>
        </text:list-item>
        <text:list-item>
          <text:p text:style-name="P1">CPU time with n 10000000, nsteps 1000 and 2 threads = 22.9544 seconds</text:p>
        </text:list-item>
        <text:list-item>
          <text:p text:style-name="P1">CPU time with n 10000000, nsteps 1500 and 2 threads = 38.0059 seconds</text:p>
        </text:list-item>
        <text:list-item>
          <text:p text:style-name="P1">CPU time with n 10000000, nsteps 2000 and 2 threads = 44.7072 seconds</text:p>
        </text:list-item>
        <text:list-item>
          <text:p text:style-name="P1">CPU time with n 10000000, nsteps 2500 and 2 threads = 54.1728 seconds</text:p>
        </text:list-item>
        <text:list-item>
          <text:p text:style-name="P1">CPU time with n 10000000, nsteps 3000 and 2 threads = 69.552 seconds</text:p>
        </text:list-item>
        <text:list-item>
          <text:p text:style-name="P1">CPU time with n 10000000, nsteps 3500 and 2 threads = 84.7846 seconds</text:p>
        </text:list-item>
        <text:list-item>
          <text:p text:style-name="P1">CPU time with n 10000000, nsteps 4000 and 2 threads = 93.2146 seconds</text:p>
        </text:list-item>
        <text:list-item>
          <text:p text:style-name="P1">CPU time with n 10000000, nsteps 500 and 4 threads = 11.9829 seconds</text:p>
        </text:list-item>
        <text:list-item>
          <text:p text:style-name="P1">CPU time with n 10000000, nsteps 1000 and 4 threads = 24.296 seconds</text:p>
        </text:list-item>
        <text:list-item>
          <text:p text:style-name="P1">CPU time with n 10000000, nsteps 1500 and 4 threads = 38.904 seconds</text:p>
        </text:list-item>
        <text:list-item>
          <text:p text:style-name="P1">CPU time with n 10000000, nsteps 2000 and 4 threads = 52.7205 seconds</text:p>
        </text:list-item>
        <text:list-item>
          <text:p text:style-name="P1">CPU time with n 10000000, nsteps 2500 and 4 threads = 57.0146 seconds</text:p>
        </text:list-item>
        <text:list-item>
          <text:p text:style-name="P1">CPU time with n 10000000, nsteps 3000 and 4 threads = 74.1474 seconds</text:p>
        </text:list-item>
        <text:list-item>
          <text:p text:style-name="P1">CPU time with n 10000000, nsteps 3500 and 4 threads = 87.0017 seconds</text:p>
        </text:list-item>
        <text:list-item>
          <text:p text:style-name="P1">CPU time with n 10000000, nsteps 4000 and 4 threads = 92.9115 seconds</text:p>
        </text:list-item>
        <text:list-item>
          <text:p text:style-name="P1">CPU time with n 10000000, nsteps 500 and 8 threads = 11.872 seconds</text:p>
        </text:list-item>
        <text:list-item>
          <text:p text:style-name="P1">CPU time with n 10000000, nsteps 1000 and 8 threads = 26.9408 seconds</text:p>
        </text:list-item>
        <text:list-item>
          <text:p text:style-name="P1">CPU time with n 10000000, nsteps 1500 and 8 threads = 40.5399 seconds</text:p>
        </text:list-item>
        <text:list-item>
          <text:p text:style-name="P1">CPU time with n 10000000, nsteps 2000 and 8 threads = 54.1731 seconds</text:p>
        </text:list-item>
        <text:list-item>
          <text:p text:style-name="P1">CPU time with n 10000000, nsteps 2500 and 8 threads = 65.3411 seconds</text:p>
        </text:list-item>
        <text:list-item>
          <text:p text:style-name="P1">CPU time with n 10000000, nsteps 3000 and 8 threads = 79.7916 seconds</text:p>
        </text:list-item>
        <text:list-item>
          <text:p text:style-name="P1"><text:soft-page-break/>CPU time with n 10000000, nsteps 3500 and 8 threads = 93.4856 seconds</text:p>
        </text:list-item>
        <text:list-item>
          <text:p text:style-name="P1">CPU time with n 10000000, nsteps 4000 and 8 threads = 107.365 seconds</text:p>
        </text:list-item>
        <text:list-item>
          <text:p text:style-name="P1">CPU time with n 10000000, nsteps 500 and 16 threads = 12.462 seconds</text:p>
        </text:list-item>
        <text:list-item>
          <text:p text:style-name="P1">CPU time with n 10000000, nsteps 1000 and 16 threads = 26.0678 seconds</text:p>
        </text:list-item>
        <text:list-item>
          <text:p text:style-name="P1">CPU time with n 10000000, nsteps 1500 and 16 threads = 39.4003 seconds</text:p>
        </text:list-item>
        <text:list-item>
          <text:p text:style-name="P1">CPU time with n 10000000, nsteps 2000 and 16 threads = 52.7413 seconds</text:p>
        </text:list-item>
        <text:list-item>
          <text:p text:style-name="P1">CPU time with n 10000000, nsteps 2500 and 16 threads = 67.8706 seconds</text:p>
        </text:list-item>
        <text:list-item>
          <text:p text:style-name="P1">CPU time with n 10000000, nsteps 3000 and 16 threads = 79.1713 seconds</text:p>
        </text:list-item>
        <text:list-item>
          <text:p text:style-name="P1">CPU time with n 10000000, nsteps 3500 and 16 threads = 93.2123 seconds</text:p>
        </text:list-item>
        <text:list-item>
          <text:p text:style-name="P1">CPU time with n 10000000, nsteps 4000 and 16 threads = 107.514 seconds</text:p>
        </text:list-item>
        <text:list-item>
          <text:p text:style-name="P1">CPU time with n 10000000, nsteps 500 and 2 threads = 13.6913 seconds</text:p>
        </text:list-item>
        <text:list-item>
          <text:p text:style-name="P1">CPU time with n 10000000, nsteps 1000 and 2 threads = 25.9346 seconds</text:p>
        </text:list-item>
        <text:list-item>
          <text:p text:style-name="P1">CPU time with n 10000000, nsteps 1500 and 2 threads = 37.3723 seconds</text:p>
        </text:list-item>
        <text:list-item>
          <text:p text:style-name="P1">CPU time with n 10000000, nsteps 2000 and 2 threads = 44.7371 seconds</text:p>
        </text:list-item>
        <text:list-item>
          <text:p text:style-name="P1">CPU time with n 10000000, nsteps 2500 and 2 threads = 60.724 seconds</text:p>
        </text:list-item>
        <text:list-item>
          <text:p text:style-name="P1">CPU time with n 10000000, nsteps 3000 and 2 threads = 75.3818 seconds</text:p>
        </text:list-item>
        <text:list-item>
          <text:p text:style-name="P1">CPU time with n 10000000, nsteps 3500 and 2 threads = 81.2676 seconds</text:p>
        </text:list-item>
        <text:list-item>
          <text:p text:style-name="P1">CPU time with n 10000000, nsteps 4000 and 2 threads = 94.3194 seconds</text:p>
        </text:list-item>
        <text:list-item>
          <text:p text:style-name="P1">CPU time with n 10000000, nsteps 500 and 4 threads = 8.98225 seconds</text:p>
        </text:list-item>
        <text:list-item>
          <text:p text:style-name="P1">CPU time with n 10000000, nsteps 1000 and 4 threads = 24.1087 seconds</text:p>
        </text:list-item>
        <text:list-item>
          <text:p text:style-name="P1">CPU time with n 10000000, nsteps 1500 and 4 threads = 39.5375 seconds</text:p>
        </text:list-item>
        <text:list-item>
          <text:p text:style-name="P1">CPU time with n 10000000, nsteps 2000 and 4 threads = 46.0011 seconds</text:p>
        </text:list-item>
        <text:list-item>
          <text:p text:style-name="P1">CPU time with n 10000000, nsteps 2500 and 4 threads = 76.1271 seconds</text:p>
        </text:list-item>
        <text:list-item>
          <text:p text:style-name="P1">CPU time with n 10000000, nsteps 3000 and 4 threads = 92.4757 seconds</text:p>
        </text:list-item>
        <text:list-item>
          <text:p text:style-name="P1">CPU time with n 10000000, nsteps 3500 and 4 threads = 115.985 seconds</text:p>
        </text:list-item>
        <text:list-item>
          <text:p text:style-name="P1">CPU time with n 10000000, nsteps 4000 and 4 threads = 123.741 seconds</text:p>
        </text:list-item>
        <text:list-item>
          <text:p text:style-name="P1">CPU time with n 10000000, nsteps 500 and 8 threads = 14.76 seconds</text:p>
        </text:list-item>
        <text:list-item>
          <text:p text:style-name="P1">CPU time with n 10000000, nsteps 1000 and 8 threads = 29.1487 seconds</text:p>
        </text:list-item>
        <text:list-item>
          <text:p text:style-name="P1">CPU time with n 10000000, nsteps 1500 and 8 threads = 42.1818 seconds</text:p>
        </text:list-item>
        <text:list-item>
          <text:p text:style-name="P1">CPU time with n 10000000, nsteps 2000 and 8 threads = 59.2817 seconds</text:p>
        </text:list-item>
        <text:list-item>
          <text:p text:style-name="P1">CPU time with n 10000000, nsteps 2500 and 8 threads = 71.6692 seconds</text:p>
        </text:list-item>
        <text:list-item>
          <text:p text:style-name="P1">CPU time with n 10000000, nsteps 3000 and 8 threads = 88.0024 seconds</text:p>
        </text:list-item>
        <text:list-item>
          <text:p text:style-name="P1">CPU time with n 10000000, nsteps 3500 and 8 threads = 94.4653 seconds</text:p>
        </text:list-item>
        <text:list-item>
          <text:p text:style-name="P1">CPU time with n 10000000, nsteps 4000 and 8 threads = 113.527 seconds</text:p>
        </text:list-item>
        <text:list-item>
          <text:p text:style-name="P1">CPU time with n 10000000, nsteps 500 and 16 threads = 14.8711 seconds</text:p>
        </text:list-item>
        <text:list-item>
          <text:p text:style-name="P1">CPU time with n 10000000, nsteps 1000 and 16 threads = 31.9743 seconds</text:p>
        </text:list-item>
        <text:list-item>
          <text:p text:style-name="P1">CPU time with n 10000000, nsteps 1500 and 16 threads = 43.5387 seconds</text:p>
        </text:list-item>
        <text:list-item>
          <text:p text:style-name="P1">CPU time with n 10000000, nsteps 2000 and 16 threads = 60.3532 seconds</text:p>
        </text:list-item>
        <text:list-item>
          <text:p text:style-name="P1">CPU time with n 10000000, nsteps 2500 and 16 threads = 76.5663 seconds</text:p>
        </text:list-item>
        <text:list-item>
          <text:p text:style-name="P1">CPU time with n 10000000, nsteps 3000 and 16 threads = 90.7824 seconds</text:p>
        </text:list-item>
        <text:list-item>
          <text:p text:style-name="P1">CPU time with n 10000000, nsteps 3500 and 16 threads = 102.778 seconds</text:p>
        </text:list-item>
        <text:list-item>
          <text:p text:style-name="P1">CPU time with n 10000000, nsteps 4000 and 16 threads = 114.734 seconds</text:p>
        </text:list-item>
        <text:list-item>
          <text:p text:style-name="P1">CPU time with n 10000000, nsteps 500 and 2 threads = 14.2377 seconds</text:p>
        </text:list-item>
        <text:list-item>
          <text:p text:style-name="P1">CPU time with n 10000000, nsteps 1000 and 2 threads = 26.2132 seconds</text:p>
        </text:list-item>
        <text:list-item>
          <text:p text:style-name="P1">CPU time with n 10000000, nsteps 1500 and 2 threads = 45.3002 seconds</text:p>
        </text:list-item>
        <text:list-item>
          <text:p text:style-name="P1">CPU time with n 10000000, nsteps 2000 and 2 threads = 56.4626 seconds</text:p>
        </text:list-item>
        <text:list-item>
          <text:p text:style-name="P1">CPU time with n 10000000, nsteps 2500 and 2 threads = 69.9398 seconds</text:p>
        </text:list-item>
        <text:list-item>
          <text:p text:style-name="P1">CPU time with n 10000000, nsteps 3000 and 2 threads = 87.3644 seconds</text:p>
        </text:list-item>
        <text:list-item>
          <text:p text:style-name="P1">CPU time with n 10000000, nsteps 3500 and 2 threads = 103.526 seconds</text:p>
        </text:list-item>
        <text:list-item>
          <text:p text:style-name="P1">CPU time with n 10000000, nsteps 4000 and 2 threads = 98.7078 seconds</text:p>
        </text:list-item>
        <text:list-item>
          <text:p text:style-name="P1">CPU time with n 10000000, nsteps 500 and 4 threads = 12.5197 seconds</text:p>
        </text:list-item>
        <text:list-item>
          <text:p text:style-name="P1">CPU time with n 10000000, nsteps 1000 and 4 threads = 22.1274 seconds</text:p>
        </text:list-item>
        <text:list-item>
          <text:p text:style-name="P1">CPU time with n 10000000, nsteps 1500 and 4 threads = 38.9202 seconds</text:p>
        </text:list-item>
        <text:list-item>
          <text:p text:style-name="P1">CPU time with n 10000000, nsteps 2000 and 4 threads = 52.6366 seconds</text:p>
        </text:list-item>
        <text:list-item>
          <text:p text:style-name="P1">CPU time with n 10000000, nsteps 2500 and 4 threads = 62.8118 seconds</text:p>
        </text:list-item>
        <text:list-item>
          <text:p text:style-name="P1">CPU time with n 10000000, nsteps 3000 and 4 threads = 77.7516 seconds</text:p>
        </text:list-item>
        <text:list-item>
          <text:p text:style-name="P1">CPU time with n 10000000, nsteps 3500 and 4 threads = 96.8886 seconds</text:p>
        </text:list-item>
        <text:list-item>
          <text:p text:style-name="P1">CPU time with n 10000000, nsteps 4000 and 4 threads = 108.808 seconds</text:p>
        </text:list-item>
        <text:list-item>
          <text:p text:style-name="P1">CPU time with n 10000000, nsteps 500 and 8 threads = 13.5034 seconds</text:p>
        </text:list-item>
        <text:list-item>
          <text:p text:style-name="P1"><text:soft-page-break/>CPU time with n 10000000, nsteps 1000 and 8 threads = 28.384 seconds</text:p>
        </text:list-item>
        <text:list-item>
          <text:p text:style-name="P1">CPU time with n 10000000, nsteps 1500 and 8 threads = 40.8989 seconds</text:p>
        </text:list-item>
        <text:list-item>
          <text:p text:style-name="P1">CPU time with n 10000000, nsteps 2000 and 8 threads = 55.2674 seconds</text:p>
        </text:list-item>
        <text:list-item>
          <text:p text:style-name="P1">CPU time with n 10000000, nsteps 2500 and 8 threads = 74.9698 seconds</text:p>
        </text:list-item>
        <text:list-item>
          <text:p text:style-name="P1">CPU time with n 10000000, nsteps 3000 and 8 threads = 84.3839 seconds</text:p>
        </text:list-item>
        <text:list-item>
          <text:p text:style-name="P1">CPU time with n 10000000, nsteps 3500 and 8 threads = 97.9014 seconds</text:p>
        </text:list-item>
        <text:list-item>
          <text:p text:style-name="P1">CPU time with n 10000000, nsteps 4000 and 8 threads = 110.683 seconds</text:p>
        </text:list-item>
        <text:list-item>
          <text:p text:style-name="P1">CPU time with n 10000000, nsteps 500 and 16 threads = 14.0664 seconds</text:p>
        </text:list-item>
        <text:list-item>
          <text:p text:style-name="P1">CPU time with n 10000000, nsteps 1000 and 16 threads = 28.5467 seconds</text:p>
        </text:list-item>
        <text:list-item>
          <text:p text:style-name="P1">CPU time with n 10000000, nsteps 1500 and 16 threads = 42.038 seconds</text:p>
        </text:list-item>
        <text:list-item>
          <text:p text:style-name="P1">CPU time with n 10000000, nsteps 2000 and 16 threads = 55.2545 seconds</text:p>
        </text:list-item>
        <text:list-item>
          <text:p text:style-name="P1">CPU time with n 10000000, nsteps 2500 and 16 threads = 69.3864 seconds</text:p>
        </text:list-item>
        <text:list-item>
          <text:p text:style-name="P1">CPU time with n 10000000, nsteps 3000 and 16 threads = 85.955 seconds</text:p>
        </text:list-item>
        <text:list-item>
          <text:p text:style-name="P1">CPU time with n 10000000, nsteps 3500 and 16 threads = 97.3599 seconds</text:p>
        </text:list-item>
        <text:list-item>
          <text:p text:style-name="P1">CPU time with n 10000000, nsteps 4000 and 16 threads = 111.926 seconds</text:p>
        </text:list-item>
        <text:list-item>
          <text:p text:style-name="P1">CPU time with n 10000000, nsteps 500 and 2 threads = 15.9629 seconds</text:p>
        </text:list-item>
        <text:list-item>
          <text:p text:style-name="P1">CPU time with n 10000000, nsteps 1000 and 2 threads = 28.6436 seconds</text:p>
        </text:list-item>
        <text:list-item>
          <text:p text:style-name="P1">CPU time with n 10000000, nsteps 1500 and 2 threads = 41.076 seconds</text:p>
        </text:list-item>
        <text:list-item>
          <text:p text:style-name="P1">CPU time with n 10000000, nsteps 2000 and 2 threads = 48.1599 seconds</text:p>
        </text:list-item>
        <text:list-item>
          <text:p text:style-name="P1">CPU time with n 10000000, nsteps 2500 and 2 threads = 61.9395 seconds</text:p>
        </text:list-item>
        <text:list-item>
          <text:p text:style-name="P1">CPU time with n 10000000, nsteps 3000 and 2 threads = 70.0412 seconds</text:p>
        </text:list-item>
        <text:list-item>
          <text:p text:style-name="P1">CPU time with n 10000000, nsteps 3500 and 2 threads = 87.1148 seconds</text:p>
        </text:list-item>
        <text:list-item>
          <text:p text:style-name="P1">CPU time with n 10000000, nsteps 4000 and 2 threads = 98.9209 seconds</text:p>
        </text:list-item>
        <text:list-item>
          <text:p text:style-name="P1">CPU time with n 10000000, nsteps 500 and 4 threads = 8.38723 seconds</text:p>
        </text:list-item>
        <text:list-item>
          <text:p text:style-name="P1">CPU time with n 10000000, nsteps 1000 and 4 threads = 25.4407 seconds</text:p>
        </text:list-item>
        <text:list-item>
          <text:p text:style-name="P1">CPU time with n 10000000, nsteps 1500 and 4 threads = 36.0311 seconds</text:p>
        </text:list-item>
        <text:list-item>
          <text:p text:style-name="P1">CPU time with n 10000000, nsteps 2000 and 4 threads = 49.873 seconds</text:p>
        </text:list-item>
        <text:list-item>
          <text:p text:style-name="P1">CPU time with n 10000000, nsteps 2500 and 4 threads = 62.6215 seconds</text:p>
        </text:list-item>
        <text:list-item>
          <text:p text:style-name="P1">CPU time with n 10000000, nsteps 3000 and 4 threads = 75.8011 seconds</text:p>
        </text:list-item>
        <text:list-item>
          <text:p text:style-name="P1">CPU time with n 10000000, nsteps 3500 and 4 threads = 83.0184 seconds</text:p>
        </text:list-item>
        <text:list-item>
          <text:p text:style-name="P1">CPU time with n 10000000, nsteps 4000 and 4 threads = 100.399 seconds</text:p>
        </text:list-item>
        <text:list-item>
          <text:p text:style-name="P1">CPU time with n 10000000, nsteps 500 and 8 threads = 12.1059 seconds</text:p>
        </text:list-item>
        <text:list-item>
          <text:p text:style-name="P1">CPU time with n 10000000, nsteps 1000 and 8 threads = 26.6859 seconds</text:p>
        </text:list-item>
        <text:list-item>
          <text:p text:style-name="P1">CPU time with n 10000000, nsteps 1500 and 8 threads = 39.0022 seconds</text:p>
        </text:list-item>
        <text:list-item>
          <text:p text:style-name="P1">CPU time with n 10000000, nsteps 2000 and 8 threads = 52.5388 seconds</text:p>
        </text:list-item>
        <text:list-item>
          <text:p text:style-name="P1">CPU time with n 10000000, nsteps 2500 and 8 threads = 66.7079 seconds</text:p>
        </text:list-item>
        <text:list-item>
          <text:p text:style-name="P1">CPU time with n 10000000, nsteps 3000 and 8 threads = 79.6857 seconds</text:p>
        </text:list-item>
        <text:list-item>
          <text:p text:style-name="P1">CPU time with n 10000000, nsteps 3500 and 8 threads = 93.2442 seconds</text:p>
        </text:list-item>
        <text:list-item>
          <text:p text:style-name="P1">CPU time with n 10000000, nsteps 4000 and 8 threads = 106.933 seconds</text:p>
        </text:list-item>
        <text:list-item>
          <text:p text:style-name="P1">CPU time with n 10000000, nsteps 500 and 16 threads = 13.1192 seconds</text:p>
        </text:list-item>
        <text:list-item>
          <text:p text:style-name="P1">CPU time with n 10000000, nsteps 1000 and 16 threads = 27.0387 seconds</text:p>
        </text:list-item>
        <text:list-item>
          <text:p text:style-name="P1">CPU time with n 10000000, nsteps 1500 and 16 threads = 39.3328 seconds</text:p>
        </text:list-item>
        <text:list-item>
          <text:p text:style-name="P1">CPU time with n 10000000, nsteps 2000 and 16 threads = 52.165 seconds</text:p>
        </text:list-item>
        <text:list-item>
          <text:p text:style-name="P1">CPU time with n 10000000, nsteps 2500 and 16 threads = 63.7101 seconds</text:p>
        </text:list-item>
        <text:list-item>
          <text:p text:style-name="P1">CPU time with n 10000000, nsteps 3000 and 16 threads = 79.4996 seconds</text:p>
        </text:list-item>
        <text:list-item>
          <text:p text:style-name="P1">CPU time with n 10000000, nsteps 3500 and 16 threads = 93.2143 seconds</text:p>
        </text:list-item>
        <text:list-item>
          <text:p text:style-name="P1">CPU time with n 10000000, nsteps 4000 and 16 threads = 104.437 seconds</text:p>
        </text:list-item>
        <text:list-item>
          <text:p text:style-name="P1">CPU time with n 10000000, nsteps 500 and 2 threads = 12.8366 seconds</text:p>
        </text:list-item>
        <text:list-item>
          <text:p text:style-name="P1">CPU time with n 10000000, nsteps 1000 and 2 threads = 25.0701 seconds</text:p>
        </text:list-item>
        <text:list-item>
          <text:p text:style-name="P1">CPU time with n 10000000, nsteps 1500 and 2 threads = 34.4146 seconds</text:p>
        </text:list-item>
        <text:list-item>
          <text:p text:style-name="P1">CPU time with n 10000000, nsteps 2000 and 2 threads = 46.9154 seconds</text:p>
        </text:list-item>
        <text:list-item>
          <text:p text:style-name="P1">CPU time with n 10000000, nsteps 2500 and 2 threads = 63.2648 seconds</text:p>
        </text:list-item>
        <text:list-item>
          <text:p text:style-name="P1">CPU time with n 10000000, nsteps 3000 and 2 threads = 68.0109 seconds</text:p>
        </text:list-item>
        <text:list-item>
          <text:p text:style-name="P1">CPU time with n 10000000, nsteps 3500 and 2 threads = 86.2342 seconds</text:p>
        </text:list-item>
        <text:list-item>
          <text:p text:style-name="P1">CPU time with n 10000000, nsteps 4000 and 2 threads = 97.6543 seconds</text:p>
        </text:list-item>
        <text:list-item>
          <text:p text:style-name="P1">CPU time with n 10000000, nsteps 500 and 4 threads = 10.5882 seconds</text:p>
        </text:list-item>
        <text:list-item>
          <text:p text:style-name="P1">CPU time with n 10000000, nsteps 1000 and 4 threads = 24.9057 seconds</text:p>
        </text:list-item>
        <text:list-item>
          <text:p text:style-name="P1">CPU time with n 10000000, nsteps 1500 and 4 threads = 34.1647 seconds</text:p>
        </text:list-item>
        <text:list-item>
          <text:p text:style-name="P1">CPU time with n 10000000, nsteps 2000 and 4 threads = 50.8783 seconds</text:p>
        </text:list-item>
        <text:list-item>
          <text:p text:style-name="P1"><text:soft-page-break/>CPU time with n 10000000, nsteps 2500 and 4 threads = 64.604 seconds</text:p>
        </text:list-item>
        <text:list-item>
          <text:p text:style-name="P1">CPU time with n 10000000, nsteps 3000 and 4 threads = 75.6415 seconds</text:p>
        </text:list-item>
        <text:list-item>
          <text:p text:style-name="P1">CPU time with n 10000000, nsteps 3500 and 4 threads = 85.9078 seconds</text:p>
        </text:list-item>
        <text:list-item>
          <text:p text:style-name="P1">CPU time with n 10000000, nsteps 4000 and 4 threads = 95.4095 seconds</text:p>
        </text:list-item>
        <text:list-item>
          <text:p text:style-name="P1">CPU time with n 10000000, nsteps 500 and 8 threads = 11.8178 seconds</text:p>
        </text:list-item>
        <text:list-item>
          <text:p text:style-name="P1">CPU time with n 10000000, nsteps 1000 and 8 threads = 27.7564 seconds</text:p>
        </text:list-item>
        <text:list-item>
          <text:p text:style-name="P1">CPU time with n 10000000, nsteps 1500 and 8 threads = 39.4323 seconds</text:p>
        </text:list-item>
        <text:list-item>
          <text:p text:style-name="P1">CPU time with n 10000000, nsteps 2000 and 8 threads = 52.697 seconds</text:p>
        </text:list-item>
        <text:list-item>
          <text:p text:style-name="P1">CPU time with n 10000000, nsteps 2500 and 8 threads = 65.3906 seconds</text:p>
        </text:list-item>
        <text:list-item>
          <text:p text:style-name="P1">CPU time with n 10000000, nsteps 3000 and 8 threads = 77.9496 seconds</text:p>
        </text:list-item>
        <text:list-item>
          <text:p text:style-name="P1">CPU time with n 10000000, nsteps 3500 and 8 threads = 89.4865 seconds</text:p>
        </text:list-item>
        <text:list-item>
          <text:p text:style-name="P1">CPU time with n 10000000, nsteps 4000 and 8 threads = 103.53 seconds</text:p>
        </text:list-item>
        <text:list-item>
          <text:p text:style-name="P1">CPU time with n 10000000, nsteps 500 and 16 threads = 12.9932 seconds</text:p>
        </text:list-item>
        <text:list-item>
          <text:p text:style-name="P1">CPU time with n 10000000, nsteps 1000 and 16 threads = 27.1449 seconds</text:p>
        </text:list-item>
        <text:list-item>
          <text:p text:style-name="P1">CPU time with n 10000000, nsteps 1500 and 16 threads = 39.1299 seconds</text:p>
        </text:list-item>
        <text:list-item>
          <text:p text:style-name="P1">CPU time with n 10000000, nsteps 2000 and 16 threads = 52.2327 seconds</text:p>
        </text:list-item>
        <text:list-item>
          <text:p text:style-name="P1">CPU time with n 10000000, nsteps 2500 and 16 threads = 65.3329 seconds</text:p>
        </text:list-item>
        <text:list-item>
          <text:p text:style-name="P1">CPU time with n 10000000, nsteps 3000 and 16 threads = 80.1854 seconds</text:p>
        </text:list-item>
        <text:list-item>
          <text:p text:style-name="P1">CPU time with n 10000000, nsteps 3500 and 16 threads = 92.2058 seconds</text:p>
        </text:list-item>
        <text:list-item>
          <text:p text:style-name="P1">CPU time with n 10000000, nsteps 4000 and 16 threads = 104.621 seconds</text:p>
        </text:list-item>
        <text:list-item>
          <text:p text:style-name="P1">CPU time with n 10000000, nsteps 500 and 2 threads = 14.3163 seconds</text:p>
        </text:list-item>
        <text:list-item>
          <text:p text:style-name="P1">CPU time with n 10000000, nsteps 1000 and 2 threads = 24.2527 seconds</text:p>
        </text:list-item>
        <text:list-item>
          <text:p text:style-name="P1">CPU time with n 10000000, nsteps 1500 and 2 threads = 37.6543 seconds</text:p>
        </text:list-item>
        <text:list-item>
          <text:p text:style-name="P1">CPU time with n 10000000, nsteps 2000 and 2 threads = 50.7733 seconds</text:p>
        </text:list-item>
        <text:list-item>
          <text:p text:style-name="P1">CPU time with n 10000000, nsteps 2500 and 2 threads = 61.5693 seconds</text:p>
        </text:list-item>
        <text:list-item>
          <text:p text:style-name="P1">CPU time with n 10000000, nsteps 3000 and 2 threads = 73.6031 seconds</text:p>
        </text:list-item>
        <text:list-item>
          <text:p text:style-name="P1">CPU time with n 10000000, nsteps 3500 and 2 threads = 80.87 seconds</text:p>
        </text:list-item>
        <text:list-item>
          <text:p text:style-name="P1">CPU time with n 10000000, nsteps 4000 and 2 threads = 95.3591 seconds</text:p>
        </text:list-item>
        <text:list-item>
          <text:p text:style-name="P1">CPU time with n 10000000, nsteps 500 and 4 threads = 10.7537 seconds</text:p>
        </text:list-item>
        <text:list-item>
          <text:p text:style-name="P1">CPU time with n 10000000, nsteps 1000 and 4 threads = 23.371 seconds</text:p>
        </text:list-item>
        <text:list-item>
          <text:p text:style-name="P1">CPU time with n 10000000, nsteps 1500 and 4 threads = 36.252 seconds</text:p>
        </text:list-item>
        <text:list-item>
          <text:p text:style-name="P1">CPU time with n 10000000, nsteps 2000 and 4 threads = 49.4806 seconds</text:p>
        </text:list-item>
        <text:list-item>
          <text:p text:style-name="P1">CPU time with n 10000000, nsteps 2500 and 4 threads = 64.3698 seconds</text:p>
        </text:list-item>
        <text:list-item>
          <text:p text:style-name="P1">CPU time with n 10000000, nsteps 3000 and 4 threads = 72.581 seconds</text:p>
        </text:list-item>
        <text:list-item>
          <text:p text:style-name="P1">CPU time with n 10000000, nsteps 3500 and 4 threads = 89.5803 seconds</text:p>
        </text:list-item>
        <text:list-item>
          <text:p text:style-name="P1">CPU time with n 10000000, nsteps 4000 and 4 threads = 100.451 seconds</text:p>
        </text:list-item>
        <text:list-item>
          <text:p text:style-name="P1">CPU time with n 10000000, nsteps 500 and 8 threads = 12.1396 seconds</text:p>
        </text:list-item>
        <text:list-item>
          <text:p text:style-name="P1">CPU time with n 10000000, nsteps 1000 and 8 threads = 25.3671 seconds</text:p>
        </text:list-item>
        <text:list-item>
          <text:p text:style-name="P1">CPU time with n 10000000, nsteps 1500 and 8 threads = 38.7035 seconds</text:p>
        </text:list-item>
        <text:list-item>
          <text:p text:style-name="P1">CPU time with n 10000000, nsteps 2000 and 8 threads = 51.3341 seconds</text:p>
        </text:list-item>
        <text:list-item>
          <text:p text:style-name="P1">CPU time with n 10000000, nsteps 2500 and 8 threads = 66.1751 seconds</text:p>
        </text:list-item>
        <text:list-item>
          <text:p text:style-name="P1">CPU time with n 10000000, nsteps 3000 and 8 threads = 78.4003 seconds</text:p>
        </text:list-item>
        <text:list-item>
          <text:p text:style-name="P1">CPU time with n 10000000, nsteps 3500 and 8 threads = 92.0746 seconds</text:p>
        </text:list-item>
        <text:list-item>
          <text:p text:style-name="P1">CPU time with n 10000000, nsteps 4000 and 8 threads = 107.208 seconds</text:p>
        </text:list-item>
        <text:list-item>
          <text:p text:style-name="P1">CPU time with n 10000000, nsteps 500 and 16 threads = 13.3419 seconds</text:p>
        </text:list-item>
        <text:list-item>
          <text:p text:style-name="P1">CPU time with n 10000000, nsteps 1000 and 16 threads = 26.2839 seconds</text:p>
        </text:list-item>
        <text:list-item>
          <text:p text:style-name="P1">CPU time with n 10000000, nsteps 1500 and 16 threads = 39.5575 seconds</text:p>
        </text:list-item>
        <text:list-item>
          <text:p text:style-name="P1">CPU time with n 10000000, nsteps 2000 and 16 threads = 53.5047 seconds</text:p>
        </text:list-item>
        <text:list-item>
          <text:p text:style-name="P1">CPU time with n 10000000, nsteps 2500 and 16 threads = 65.9474 seconds</text:p>
        </text:list-item>
        <text:list-item>
          <text:p text:style-name="P1">CPU time with n 10000000, nsteps 3000 and 16 threads = 78.597 seconds</text:p>
        </text:list-item>
        <text:list-item>
          <text:p text:style-name="P1">CPU time with n 10000000, nsteps 3500 and 16 threads = 93.2532 seconds</text:p>
        </text:list-item>
        <text:list-item>
          <text:p text:style-name="P1">CPU time with n 10000000, nsteps 4000 and 16 threads = 107.33 seconds</text:p>
        </text:list-item>
        <text:list-item>
          <text:p text:style-name="P1">CPU time with n 10000000, nsteps 500 and 2 threads = 14.5757 seconds</text:p>
        </text:list-item>
        <text:list-item>
          <text:p text:style-name="P1">CPU time with n 10000000, nsteps 1000 and 2 threads = 25.9823 seconds</text:p>
        </text:list-item>
        <text:list-item>
          <text:p text:style-name="P1">CPU time with n 10000000, nsteps 1500 and 2 threads = 37.7887 seconds</text:p>
        </text:list-item>
        <text:list-item>
          <text:p text:style-name="P1">CPU time with n 10000000, nsteps 2000 and 2 threads = 42.5151 seconds</text:p>
        </text:list-item>
        <text:list-item>
          <text:p text:style-name="P1">CPU time with n 10000000, nsteps 2500 and 2 threads = 57.6085 seconds</text:p>
        </text:list-item>
        <text:list-item>
          <text:p text:style-name="P1">CPU time with n 10000000, nsteps 3000 and 2 threads = 75.2165 seconds</text:p>
        </text:list-item>
        <text:list-item>
          <text:p text:style-name="P1">CPU time with n 10000000, nsteps 3500 and 2 threads = 82.8356 seconds</text:p>
        </text:list-item>
        <text:list-item>
          <text:p text:style-name="P1"><text:soft-page-break/>CPU time with n 10000000, nsteps 4000 and 2 threads = 99.6719 seconds</text:p>
        </text:list-item>
        <text:list-item>
          <text:p text:style-name="P1">CPU time with n 10000000, nsteps 500 and 4 threads = 12.6808 seconds</text:p>
        </text:list-item>
        <text:list-item>
          <text:p text:style-name="P1">CPU time with n 10000000, nsteps 1000 and 4 threads = 24.7173 seconds</text:p>
        </text:list-item>
        <text:list-item>
          <text:p text:style-name="P1">CPU time with n 10000000, nsteps 1500 and 4 threads = 32.8168 seconds</text:p>
        </text:list-item>
        <text:list-item>
          <text:p text:style-name="P1">CPU time with n 10000000, nsteps 2000 and 4 threads = 44.3689 seconds</text:p>
        </text:list-item>
        <text:list-item>
          <text:p text:style-name="P1">CPU time with n 10000000, nsteps 2500 and 4 threads = 63.0978 seconds</text:p>
        </text:list-item>
        <text:list-item>
          <text:p text:style-name="P1">CPU time with n 10000000, nsteps 3000 and 4 threads = 72.5926 seconds</text:p>
        </text:list-item>
        <text:list-item>
          <text:p text:style-name="P1">CPU time with n 10000000, nsteps 3500 and 4 threads = 89.6074 seconds</text:p>
        </text:list-item>
        <text:list-item>
          <text:p text:style-name="P1">CPU time with n 10000000, nsteps 4000 and 4 threads = 99.5319 seconds</text:p>
        </text:list-item>
        <text:list-item>
          <text:p text:style-name="P1">CPU time with n 10000000, nsteps 500 and 8 threads = 12.6897 seconds</text:p>
        </text:list-item>
        <text:list-item>
          <text:p text:style-name="P1">CPU time with n 10000000, nsteps 1000 and 8 threads = 26.0531 seconds</text:p>
        </text:list-item>
        <text:list-item>
          <text:p text:style-name="P1">CPU time with n 10000000, nsteps 1500 and 8 threads = 39.3294 seconds</text:p>
        </text:list-item>
        <text:list-item>
          <text:p text:style-name="P1">CPU time with n 10000000, nsteps 2000 and 8 threads = 51.4687 seconds</text:p>
        </text:list-item>
        <text:list-item>
          <text:p text:style-name="P1">CPU time with n 10000000, nsteps 2500 and 8 threads = 67.669 seconds</text:p>
        </text:list-item>
        <text:list-item>
          <text:p text:style-name="P1">CPU time with n 10000000, nsteps 3000 and 8 threads = 80.1651 seconds</text:p>
        </text:list-item>
        <text:list-item>
          <text:p text:style-name="P1">CPU time with n 10000000, nsteps 3500 and 8 threads = 91.0009 seconds</text:p>
        </text:list-item>
        <text:list-item>
          <text:p text:style-name="P1">CPU time with n 10000000, nsteps 4000 and 8 threads = 104.095 seconds</text:p>
        </text:list-item>
        <text:list-item>
          <text:p text:style-name="P1">CPU time with n 10000000, nsteps 500 and 16 threads = 14.125 seconds</text:p>
        </text:list-item>
        <text:list-item>
          <text:p text:style-name="P1">CPU time with n 10000000, nsteps 1000 and 16 threads = 27.2745 seconds</text:p>
        </text:list-item>
        <text:list-item>
          <text:p text:style-name="P1">CPU time with n 10000000, nsteps 1500 and 16 threads = 38.4782 seconds</text:p>
        </text:list-item>
        <text:list-item>
          <text:p text:style-name="P1">CPU time with n 10000000, nsteps 2000 and 16 threads = 53.2053 seconds</text:p>
        </text:list-item>
        <text:list-item>
          <text:p text:style-name="P1">CPU time with n 10000000, nsteps 2500 and 16 threads = 66.302 seconds</text:p>
        </text:list-item>
        <text:list-item>
          <text:p text:style-name="P1">CPU time with n 10000000, nsteps 3000 and 16 threads = 80.9226 seconds</text:p>
        </text:list-item>
        <text:list-item>
          <text:p text:style-name="P1">CPU time with n 10000000, nsteps 3500 and 16 threads = 93.7575 seconds</text:p>
        </text:list-item>
        <text:list-item>
          <text:p text:style-name="P1">CPU time with n 10000000, nsteps 4000 and 16 threads = 107.47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31T22:23:11.691164820</dc:date>
    <meta:editing-duration>PT21S</meta:editing-duration>
    <meta:editing-cycles>1</meta:editing-cycles>
    <meta:document-statistic meta:table-count="0" meta:image-count="0" meta:object-count="0" meta:page-count="6" meta:paragraph-count="320" meta:word-count="4480" meta:character-count="23254" meta:non-whitespace-character-count="19414"/>
    <meta:generator>LibreOffice/7.3.7.2$Linux_X86_64 LibreOffice_project/30$Build-2</meta:generator>
  </office:meta>
</office:document-meta>
</file>